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D000003930911123BE9B75A03.png" manifest:media-type="image/png"/>
  <manifest:file-entry manifest:full-path="Pictures/10000001000004020000039827043C9CC560D398.png" manifest:media-type="image/png"/>
  <manifest:file-entry manifest:full-path="Pictures/100000010000040400000326D56282F600CDAD4B.png" manifest:media-type="image/png"/>
  <manifest:file-entry manifest:full-path="Pictures/100000010000040400000326A462013915DCFFFD.png" manifest:media-type="image/png"/>
  <manifest:file-entry manifest:full-path="Pictures/100000010000040400000326166A4DEEFA8FA819.png" manifest:media-type="image/png"/>
  <manifest:file-entry manifest:full-path="Pictures/10000001000004040000032683AA77E77E604A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0.087cm" svg:height="15.749cm" svg:x="3.955cm" svg:y="-0.033cm">
          <draw:image xlink:href="Pictures/10000001000004040000032683AA77E77E604A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20.087cm" svg:height="15.749cm" svg:x="3.955cm" svg:y="-0.033cm">
          <draw:image xlink:href="Pictures/100000010000040400000326166A4DEEFA8FA8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20.087cm" svg:height="15.749cm" svg:x="3.955cm" svg:y="-0.033cm">
          <draw:image xlink:href="Pictures/100000010000040400000326A462013915DCFF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1" draw:text-style-name="P1" draw:layer="layout" svg:width="20.087cm" svg:height="15.749cm" svg:x="3.955cm" svg:y="-0.033cm">
          <draw:image xlink:href="Pictures/100000010000040400000326D56282F600CDAD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" draw:text-style-name="P1" draw:layer="layout" svg:width="17.563cm" svg:height="15.749cm" svg:x="5.217cm" svg:y="-0.033cm">
          <draw:image xlink:href="Pictures/10000001000004020000039827043C9CC560D3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1" draw:text-style-name="P1" draw:layer="layout" svg:width="15.095cm" svg:height="15.749cm" svg:x="6.451cm" svg:y="-0.033cm">
          <draw:image xlink:href="Pictures/100000010000036D000003930911123BE9B75A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4T12:11:28.429575446</meta:creation-date>
    <dc:date>2023-04-14T12:31:52.141604190</dc:date>
    <meta:editing-duration>PT2S</meta:editing-duration>
    <meta:editing-cycles>1</meta:editing-cycles>
    <meta:document-statistic meta:object-count="39"/>
    <meta:generator>LibreOffice/7.3.7.2$Linux_X86_64 LibreOffice_project/30$Build-2</meta:generator>
  </office:meta>
</office:document-meta>
</file>